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663d" officeooo:paragraph-rsid="001466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olejnosc tworzenia i uzupelniania bazy</text:p>
      <text:p text:style-name="P1">baza_danych_struktura<text:line-break/>baza_danych_inserty</text:p>
      <text:p text:style-name="P1">baza_danych_widok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7T13:04:29.617351000</meta:creation-date>
    <dc:date>2025-06-07T13:05:44.211083200</dc:date>
    <meta:editing-duration>PT1M15S</meta:editing-duration>
    <meta:editing-cycles>1</meta:editing-cycles>
    <meta:document-statistic meta:table-count="0" meta:image-count="0" meta:object-count="0" meta:page-count="1" meta:paragraph-count="3" meta:word-count="8" meta:character-count="98" meta:non-whitespace-character-count="93"/>
    <meta:generator>LibreOffice/25.2.2.2$Windows_X86_64 LibreOffice_project/7370d4be9e3cf6031a51beef54ff3bda878e3fac</meta:generator>
  </office:meta>
</office:document-meta>
</file>